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963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6.177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6.542cm"/>
    </style:style>
    <style:style style:name="co37" style:family="table-column">
      <style:table-column-properties fo:break-before="auto" style:column-width="2.325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5" style:family="table-cell" style:parent-style-name="Default" style:data-style-name="N100">
      <style:text-properties fo:font-size="8pt"/>
    </style:style>
    <style:style style:name="ce6" style:family="table-cell" style:parent-style-name="Default" style:data-style-name="N0">
      <style:text-properties fo:font-size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0"/>
    <style:style style:name="ce9" style:family="table-cell" style:parent-style-name="Default" style:data-style-name="N0"/>
    <style:style style:name="ce16" style:family="table-cell" style:parent-style-name="Default">
      <style:table-cell-properties fo:background-color="#eeeeee"/>
      <style:text-properties fo:font-weight="bold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21" style:family="table-cell" style:parent-style-name="Default" style:data-style-name="N100">
      <style:table-cell-properties fo:background-color="#eeeeee"/>
    </style:style>
    <style:style style:name="ce22" style:family="table-cell" style:parent-style-name="Default" style:data-style-name="N0">
      <style:table-cell-properties fo:background-color="#fffbcc"/>
    </style:style>
    <style:style style:name="ce23" style:family="table-cell" style:parent-style-name="Default" style:data-style-name="N4">
      <style:table-cell-properties fo:background-color="#eeeeee"/>
    </style:style>
    <style:style style:name="ce24" style:family="table-cell" style:parent-style-name="Default" style:data-style-name="N4">
      <style:table-cell-properties fo:background-color="#bee3d3"/>
    </style:style>
    <style:style style:name="ce25" style:family="table-cell" style:parent-style-name="Default">
      <style:table-cell-properties fo:background-color="#bee3d3"/>
    </style:style>
    <style:style style:name="ce26" style:family="table-cell" style:parent-style-name="Default">
      <style:table-cell-properties fo:background-color="#fffbcc"/>
    </style:style>
    <style:style style:name="ce27" style:family="table-cell" style:parent-style-name="Default" style:data-style-name="N4">
      <style:table-cell-properties fo:background-color="#fffbcc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45" style:family="table-cell" style:parent-style-name="Default">
      <style:table-cell-properties fo:background-color="#dddddd"/>
      <style:text-properties fo:language="en" fo:country="GB" fo:font-weight="bold"/>
    </style:style>
    <style:style style:name="ce46" style:family="table-cell" style:parent-style-name="Default">
      <style:table-cell-properties fo:background-color="#eeeeee"/>
      <style:text-properties fo:language="en" fo:country="GB" fo:font-weight="bol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50" style:family="table-cell" style:parent-style-name="Default">
      <style:table-cell-properties fo:background-color="#eeeeee"/>
      <style:text-properties fo:language="en" fo:country="GB"/>
    </style:style>
    <style:style style:name="ce51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00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9" style:family="table-cell" style:parent-style-name="Default" style:data-style-name="N10004">
      <style:table-cell-properties fo:background-color="#bee3d3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3" style:family="table-cell" style:parent-style-name="Default" style:data-style-name="N1000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86" style:family="table-cell" style:parent-style-name="Default" style:data-style-name="N10081">
      <style:table-cell-properties fo:background-color="#fffbcc"/>
      <style:text-properties fo:language="en" fo:country="GB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0" style:family="table-cell" style:parent-style-name="Default" style:data-style-name="N1000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omicílios</text:p>
          </table:table-cell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Caso 01</text:p>
          </table:table-cell>
          <table:table-cell table:style-name="ce1" office:value-type="string" calcext:value-type="string">
            <text:p>Caso 02</text:p>
          </table:table-cell>
          <table:table-cell table:style-name="ce1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omicílios</text:p>
          </table:table-cell>
          <table:table-cell table:number-columns-repeated="5" table:style-name="ce1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Default"/>
        <table:table-row table:style-name="ro1">
          <table:table-cell table:style-name="ce2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(horas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(litros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2" office:value-type="string" calcext:value-type="string">
            <text:p>(litros/dia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2" office:value-type="string" calcext:value-type="string">
            <text:p>(habitantes/domicílio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10" office:value-type="string" calcext:value-type="string">
            <text:p>Caso 01</text:p>
          </table:table-cell>
          <table:table-cell table:style-name="ce10" office:value-type="string" calcext:value-type="string">
            <text:p>Caso 02</text:p>
          </table:table-cell>
          <table:table-cell table:style-name="ce10" office:value-type="string" calcext:value-type="string">
            <text:p>Caso 03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 table:number-columns-repeated="3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7"/>
          <table:table-cell table:style-name="ce10" office:value-type="string" calcext:value-type="string">
            <text:p>demanda</text:p>
          </table:table-cell>
          <table:table-cell table:style-name="ce10" office:value-type="string" calcext:value-type="string">
            <text:p>capacidade</text:p>
          </table:table-cell>
          <table:table-cell table:style-name="ce10"/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covered-table-cell table:style-name="ce2"/>
          <table:covered-table-cell table:style-name="ce10"/>
          <table:table-cell table:style-name="ce10"/>
          <table:table-cell table:number-columns-repeated="2" table:style-name="ce10" office:value-type="string" calcext:value-type="string">
            <text:p>(litros)</text:p>
          </table:table-cell>
          <table:table-cell table:style-name="ce10"/>
          <table:covered-table-cell table:number-columns-repeated="3" table:style-name="ce10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5" table:number-columns-repeated="3"/>
          <table:table-cell table:style-name="ce6" office:value-type="float" office:value="2500000" calcext:value-type="float">
            <text:p>2500000</text:p>
          </table:table-cell>
          <table:table-cell table:style-name="ce6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5" table:number-columns-repeated="3"/>
          <table:table-cell table:style-name="ce6" office:value-type="float" office:value="500000" calcext:value-type="float">
            <text:p>500000</text:p>
          </table:table-cell>
          <table:table-cell table:style-name="ce6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5" table:number-columns-repeated="3"/>
          <table:table-cell table:style-name="ce6" office:value-type="float" office:value="400000" calcext:value-type="float">
            <text:p>400000</text:p>
          </table:table-cell>
          <table:table-cell table:style-name="ce6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5" table:number-columns-repeated="3"/>
          <table:table-cell table:style-name="ce6" office:value-type="float" office:value="100000" calcext:value-type="float">
            <text:p>100000</text:p>
          </table:table-cell>
          <table:table-cell table:style-name="ce6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5" table:number-columns-repeated="3"/>
          <table:table-cell table:style-name="ce6" office:value-type="float" office:value="180000" calcext:value-type="float">
            <text:p>180000</text:p>
          </table:table-cell>
          <table:table-cell table:style-name="ce6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5" table:number-columns-repeated="3"/>
          <table:table-cell table:style-name="ce6" office:value-type="float" office:value="20000" calcext:value-type="float">
            <text:p>20000</text:p>
          </table:table-cell>
          <table:table-cell table:style-name="ce6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" office:value-type="float" office:value="5431" calcext:value-type="float">
            <text:p>5431</text:p>
          </table:table-cell>
          <table:table-cell table:style-name="ce6"/>
          <table:table-cell table:style-name="ce5" office:value-type="string" calcext:value-type="string">
            <text:p>=B18*$D$5*$D$6</text:p>
          </table:table-cell>
          <table:table-cell table:style-name="ce5" office:value-type="string" calcext:value-type="string">
            <text:p>=B18*$D$4</text:p>
          </table:table-cell>
          <table:table-cell table:style-name="ce5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" office:value-type="float" office:value="1043" calcext:value-type="float">
            <text:p>1043</text:p>
          </table:table-cell>
          <table:table-cell table:style-name="ce6"/>
          <table:table-cell table:style-name="ce5" office:value-type="string" calcext:value-type="string">
            <text:p>=B19*$D$5*$D$6</text:p>
          </table:table-cell>
          <table:table-cell table:style-name="ce5" office:value-type="string" calcext:value-type="string">
            <text:p>=B19*$D$4</text:p>
          </table:table-cell>
          <table:table-cell table:style-name="ce5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" office:value-type="float" office:value="976" calcext:value-type="float">
            <text:p>976</text:p>
          </table:table-cell>
          <table:table-cell table:style-name="ce6"/>
          <table:table-cell table:style-name="ce5" office:value-type="string" calcext:value-type="string">
            <text:p>=B20*$D$5*$D$6</text:p>
          </table:table-cell>
          <table:table-cell table:style-name="ce5" office:value-type="string" calcext:value-type="string">
            <text:p>=B20*$D$4</text:p>
          </table:table-cell>
          <table:table-cell table:style-name="ce5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" office:value-type="float" office:value="459" calcext:value-type="float">
            <text:p>459</text:p>
          </table:table-cell>
          <table:table-cell table:style-name="ce6"/>
          <table:table-cell table:style-name="ce5" office:value-type="string" calcext:value-type="string">
            <text:p>=B21*$D$5*$D$6</text:p>
          </table:table-cell>
          <table:table-cell table:style-name="ce5" office:value-type="string" calcext:value-type="string">
            <text:p>=B21*$D$4</text:p>
          </table:table-cell>
          <table:table-cell table:style-name="ce5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" office:value-type="float" office:value="1538" calcext:value-type="float">
            <text:p>1538</text:p>
          </table:table-cell>
          <table:table-cell table:style-name="ce6"/>
          <table:table-cell table:style-name="ce5" office:value-type="string" calcext:value-type="string">
            <text:p>=B22*$D$5*$D$6</text:p>
          </table:table-cell>
          <table:table-cell table:style-name="ce5" office:value-type="string" calcext:value-type="string">
            <text:p>=B22*$D$4</text:p>
          </table:table-cell>
          <table:table-cell table:style-name="ce5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  <table:table-cell table:style-name="ce5" office:value-type="string" calcext:value-type="string">
            <text:p>=B23*$D$5*$D$6</text:p>
          </table:table-cell>
          <table:table-cell table:style-name="ce5" office:value-type="string" calcext:value-type="string">
            <text:p>=B23*$D$4</text:p>
          </table:table-cell>
          <table:table-cell table:style-name="ce5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 table:style-name="ce2"/>
          <table:table-cell table:number-columns-repeated="5"/>
          <table:covered-table-cell table:number-columns-repeated="3" table:style-name="ce10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0" table:number-columns-repeated="3" table:default-cell-style-name="ce8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1" office:value-type="string" calcext:value-type="string">
            <text:p>Caso 01</text:p>
          </table:table-cell>
          <table:table-cell table:style-name="ce1" office:value-type="string" calcext:value-type="string">
            <text:p>Caso 02</text:p>
          </table:table-cell>
          <table:table-cell table:style-name="ce1" office:value-type="string" calcext:value-type="string">
            <text:p>Caso 03</text:p>
          </table:table-cell>
          <table:table-cell table:style-name="ce1" office:value-type="string" calcext:value-type="string">
            <text:p>Caso 01</text:p>
          </table:table-cell>
          <table:table-cell table:style-name="ce1" office:value-type="string" calcext:value-type="string">
            <text:p>Caso 02</text:p>
          </table:table-cell>
          <table:table-cell table:style-name="ce1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2">
            <text:p>Locais</text:p>
          </table:table-cell>
          <table:table-cell table:style-name="ce13" office:value-type="string" calcext:value-type="string" table:number-columns-spanned="1" table:number-rows-spanned="2">
            <text:p>domicílios</text:p>
          </table:table-cell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capacidade</text:p>
          </table:table-cell>
          <table:table-cell table:style-name="ce1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1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1"/>
          <table:table-cell table:number-columns-repeated="2" table:style-name="ce1" office:value-type="string" calcext:value-type="string">
            <text:p>(litros)</text:p>
          </table:table-cell>
          <table:covered-table-cell table:number-columns-repeated="6" table:style-name="ce1"/>
        </table:table-row>
        <table:table-row table:style-name="ro1">
          <table:table-cell office:value-type="string" calcext:value-type="string">
            <text:p>ETA</text:p>
          </table:table-cell>
          <table:table-cell table:style-name="ce8" table:number-columns-repeated="2"/>
          <table:table-cell table:style-name="ce9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8" table:number-columns-repeated="2"/>
          <table:table-cell table:style-name="ce9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8" table:number-columns-repeated="2"/>
          <table:table-cell table:style-name="ce9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8" table:number-columns-repeated="2"/>
          <table:table-cell table:style-name="ce9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8" table:number-columns-repeated="2"/>
          <table:table-cell table:style-name="ce9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8" table:number-columns-repeated="2"/>
          <table:table-cell table:style-name="ce9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float" office:value="5431" calcext:value-type="float">
            <text:p>5431</text:p>
          </table:table-cell>
          <table:table-cell table:style-name="ce8" office:value-type="string" calcext:value-type="string">
            <text:p>=B18*$D$5*$D$6</text:p>
          </table:table-cell>
          <table:table-cell table:style-name="ce8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9" office:value-type="float" office:value="1043" calcext:value-type="float">
            <text:p>1043</text:p>
          </table:table-cell>
          <table:table-cell table:style-name="ce8" office:value-type="string" calcext:value-type="string">
            <text:p>=B19*$D$5*$D$6</text:p>
          </table:table-cell>
          <table:table-cell table:style-name="ce8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9" office:value-type="float" office:value="976" calcext:value-type="float">
            <text:p>976</text:p>
          </table:table-cell>
          <table:table-cell table:style-name="ce8" office:value-type="string" calcext:value-type="string">
            <text:p>=B20*$D$5*$D$6</text:p>
          </table:table-cell>
          <table:table-cell table:style-name="ce8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9" office:value-type="float" office:value="459" calcext:value-type="float">
            <text:p>459</text:p>
          </table:table-cell>
          <table:table-cell table:style-name="ce8" office:value-type="string" calcext:value-type="string">
            <text:p>=B21*$D$5*$D$6</text:p>
          </table:table-cell>
          <table:table-cell table:style-name="ce8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9" office:value-type="float" office:value="1538" calcext:value-type="float">
            <text:p>1538</text:p>
          </table:table-cell>
          <table:table-cell table:style-name="ce8" office:value-type="string" calcext:value-type="string">
            <text:p>=B22*$D$5*$D$6</text:p>
          </table:table-cell>
          <table:table-cell table:style-name="ce8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9" office:value-type="float" office:value="135" calcext:value-type="float">
            <text:p>135</text:p>
          </table:table-cell>
          <table:table-cell table:style-name="ce8" office:value-type="string" calcext:value-type="string">
            <text:p>=B23*$D$5*$D$6</text:p>
          </table:table-cell>
          <table:table-cell table:style-name="ce8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9"/>
        <table:table-column table:style-name="co1" table:default-cell-style-name="ce17"/>
        <table:table-column table:style-name="co11" table:default-cell-style-name="ce17"/>
        <table:table-column table:style-name="co16" table:default-cell-style-name="ce17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0" table:number-columns-repeated="3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26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26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26" office:value-type="float" office:value="8" calcext:value-type="float">
            <text:p>8</text:p>
          </table:table-cell>
          <table:table-cell table:style-name="ce16" office:value-type="string" calcext:value-type="string">
            <text:p>(horas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6"/>
          <table:table-cell table:style-name="ce26" office:value-type="float" office:value="1000" calcext:value-type="float">
            <text:p>1000</text:p>
          </table:table-cell>
          <table:table-cell table:style-name="ce16" office:value-type="string" calcext:value-type="string">
            <text:p>(litros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6"/>
          <table:table-cell table:style-name="ce26" office:value-type="float" office:value="200" calcext:value-type="float">
            <text:p>200</text:p>
          </table:table-cell>
          <table:table-cell table:style-name="ce16" office:value-type="string" calcext:value-type="string">
            <text:p>(litros/dia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26" office:value-type="float" office:value="3.9" calcext:value-type="float">
            <text:p>3,9</text:p>
          </table:table-cell>
          <table:table-cell table:style-name="ce16" office:value-type="string" calcext:value-type="string">
            <text:p>(habitantes/domicílio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7"/>
          <table:table-cell table:number-columns-repeated="3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 table:number-columns-repeated="4"/>
          <table:table-cell table:style-name="ce19" office:value-type="string" calcext:value-type="string">
            <text:p>Caso 01</text:p>
          </table:table-cell>
          <table:table-cell table:style-name="ce19" office:value-type="string" calcext:value-type="string">
            <text:p>Caso 02</text:p>
          </table:table-cell>
          <table:table-cell table:style-name="ce19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6" table:number-columns-repeated="7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capacidade</text:p>
          </table:table-cell>
          <table:table-cell table:style-name="ce18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6"/>
          <table:table-cell table:number-columns-repeated="3"/>
        </table:table-row>
        <table:table-row table:style-name="ro1">
          <table:covered-table-cell table:style-name="ce16"/>
          <table:covered-table-cell table:style-name="ce19"/>
          <table:table-cell table:number-columns-repeated="2" table:style-name="ce19" office:value-type="string" calcext:value-type="string">
            <text:p>(litros)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/>
          <table:table-cell table:style-name="ce27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/>
          <table:table-cell table:style-name="ce27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/>
          <table:table-cell table:style-name="ce27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/>
          <table:table-cell table:style-name="ce27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/>
          <table:table-cell table:style-name="ce27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/>
          <table:table-cell table:style-name="ce27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D$5]*[.$D$6]" office:value-type="float" office:value="4236180" calcext:value-type="float">
            <text:p>4.236.180,00</text:p>
          </table:table-cell>
          <table:table-cell table:style-name="ce24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D$5]*[.$D$6]" office:value-type="float" office:value="813540" calcext:value-type="float">
            <text:p>813.540,00</text:p>
          </table:table-cell>
          <table:table-cell table:style-name="ce24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D$5]*[.$D$6]" office:value-type="float" office:value="761280" calcext:value-type="float">
            <text:p>761.280,00</text:p>
          </table:table-cell>
          <table:table-cell table:style-name="ce24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D$5]*[.$D$6]" office:value-type="float" office:value="358020" calcext:value-type="float">
            <text:p>358.020,00</text:p>
          </table:table-cell>
          <table:table-cell table:style-name="ce24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D$5]*[.$D$6]" office:value-type="float" office:value="1199640" calcext:value-type="float">
            <text:p>1.199.640,00</text:p>
          </table:table-cell>
          <table:table-cell table:style-name="ce24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D$5]*[.$D$6]" office:value-type="float" office:value="105300" calcext:value-type="float">
            <text:p>105.300,00</text:p>
          </table:table-cell>
          <table:table-cell table:style-name="ce24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5" table:formula="of:=SUM([.C18:.C23])" office:value-type="float" office:value="7473960" calcext:value-type="float">
            <text:p>7473960</text:p>
          </table:table-cell>
          <table:table-cell/>
          <table:table-cell table:style-name="ce18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number-columns-repeated="4"/>
          <table:covered-table-cell table:style-name="ce35"/>
          <table:covered-table-cell table:number-columns-repeated="2" table:style-name="ce17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29" table:formula="of:=SUM([.C18:.C23])" office:value-type="float" office:value="7473960" calcext:value-type="float">
            <text:p>7.473.960,00</text:p>
          </table:table-cell>
          <table:table-cell table:style-name="ce29" table:formula="of:=SUM([.C18:.C23])+SUM([.D18:.D23])" office:value-type="float" office:value="17055960" calcext:value-type="float">
            <text:p>17.055.960,00</text:p>
          </table:table-cell>
          <table:table-cell table:style-name="ce29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3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/>
          <table:table-cell table:number-columns-repeated="3"/>
          <table:table-cell table:style-name="ce18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6"/>
          <table:table-cell table:number-columns-repeated="3"/>
          <table:covered-table-cell table:number-columns-repeated="3" table:style-name="ce35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9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number-columns-repeated="2" table:default-cell-style-name="ce17"/>
        <table:table-column table:style-name="co24" table:default-cell-style-name="ce19"/>
        <table:table-column table:style-name="co25" table:default-cell-style-name="ce24"/>
        <table:table-column table:style-name="co10" table:number-columns-repeated="3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dia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turno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8" calcext:value-type="float">
            <text:p>8</text:p>
          </table:table-cell>
          <table:table-cell table:style-name="ce16" office:value-type="string" calcext:value-type="string">
            <text:p>(horas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6"/>
          <table:table-cell table:style-name="ce26" office:value-type="float" office:value="1000" calcext:value-type="float">
            <text:p>1000</text:p>
          </table:table-cell>
          <table:table-cell table:style-name="ce16" office:value-type="string" calcext:value-type="string">
            <text:p>(litros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00" calcext:value-type="float">
            <text:p>200</text:p>
          </table:table-cell>
          <table:table-cell table:style-name="ce16" office:value-type="string" calcext:value-type="string">
            <text:p>(litros / dia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3.9" calcext:value-type="float">
            <text:p>3,9</text:p>
          </table:table-cell>
          <table:table-cell table:style-name="ce16" office:value-type="string" calcext:value-type="string">
            <text:p>(habitantes / domicílio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>
            <text:p>fator de irrelevância</text:p>
          </table:table-cell>
          <table:table-cell table:number-columns-repeated="3"/>
          <table:table-cell table:style-name="ce26" office:value-type="float" office:value="0.05" calcext:value-type="float">
            <text:p>0,05</text:p>
          </table:table-cell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table:number-columns-repeated="7"/>
          <table:table-cell table:style-name="ce19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6" table:number-columns-repeated="8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não atendida</text:p>
          </table:table-cell>
          <table:table-cell table:style-name="ce19" office:value-type="string" calcext:value-type="string">
            <text:p>capacidade</text:p>
          </table:table-cell>
          <table:table-cell table:style-name="ce19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6"/>
          <table:covered-table-cell table:style-name="ce19"/>
          <table:table-cell table:number-columns-repeated="4" table:style-name="ce19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 table:number-columns-repeated="2"/>
          <table:table-cell table:style-name="ce27" office:value-type="float" office:value="2500000" calcext:value-type="float">
            <text:p>2.500.000,00</text:p>
          </table:table-cell>
          <table:table-cell table:style-name="ce27" table:formula="of:=[.E12]" office:value-type="float" office:value="2500000" calcext:value-type="float">
            <text:p>2.500.000,00</text:p>
          </table:table-cell>
          <table:table-cell table:style-name="ce24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9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 table:number-columns-repeated="2"/>
          <table:table-cell table:style-name="ce27" office:value-type="float" office:value="500000" calcext:value-type="float">
            <text:p>500.000,00</text:p>
          </table:table-cell>
          <table:table-cell table:style-name="ce27" table:formula="of:=[.E13]" office:value-type="float" office:value="500000" calcext:value-type="float">
            <text:p>500.000,00</text:p>
          </table:table-cell>
          <table:table-cell table:style-name="ce24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 table:number-columns-repeated="2"/>
          <table:table-cell table:style-name="ce27" office:value-type="float" office:value="400000" calcext:value-type="float">
            <text:p>400.000,00</text:p>
          </table:table-cell>
          <table:table-cell table:style-name="ce27" table:formula="of:=[.E14]" office:value-type="float" office:value="400000" calcext:value-type="float">
            <text:p>400.000,00</text:p>
          </table:table-cell>
          <table:table-cell table:style-name="ce24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 table:number-columns-repeated="2"/>
          <table:table-cell table:style-name="ce27" office:value-type="float" office:value="100000" calcext:value-type="float">
            <text:p>100.000,00</text:p>
          </table:table-cell>
          <table:table-cell table:style-name="ce27" table:formula="of:=[.E15]" office:value-type="float" office:value="100000" calcext:value-type="float">
            <text:p>100.000,00</text:p>
          </table:table-cell>
          <table:table-cell table:style-name="ce24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 table:number-columns-repeated="2"/>
          <table:table-cell table:style-name="ce27" office:value-type="float" office:value="180000" calcext:value-type="float">
            <text:p>180.000,00</text:p>
          </table:table-cell>
          <table:table-cell table:style-name="ce27" table:formula="of:=[.E16]" office:value-type="float" office:value="180000" calcext:value-type="float">
            <text:p>180.000,00</text:p>
          </table:table-cell>
          <table:table-cell table:style-name="ce24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 table:number-columns-repeated="2"/>
          <table:table-cell table:style-name="ce27" office:value-type="float" office:value="20000" calcext:value-type="float">
            <text:p>20.000,00</text:p>
          </table:table-cell>
          <table:table-cell table:style-name="ce27" table:formula="of:=[.E17]" office:value-type="float" office:value="20000" calcext:value-type="float">
            <text:p>20.000,00</text:p>
          </table:table-cell>
          <table:table-cell table:style-name="ce24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E$5]*[.$E$6]" office:value-type="float" office:value="4236180" calcext:value-type="float">
            <text:p>4.236.180,00</text:p>
          </table:table-cell>
          <table:table-cell table:style-name="ce24" table:formula="of:=[.C18]-[.H18]" office:value-type="float" office:value="2930291.4589856" calcext:value-type="float">
            <text:p>2.930.291,46</text:p>
          </table:table-cell>
          <table:table-cell table:style-name="ce24" table:formula="of:=[.B18]*[.$E$4]" office:value-type="float" office:value="5431000" calcext:value-type="float">
            <text:p>5.431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E$5]*[.$E$6]" office:value-type="float" office:value="813540" calcext:value-type="float">
            <text:p>813.540,00</text:p>
          </table:table-cell>
          <table:table-cell table:style-name="ce24" table:formula="of:=[.C19]-[.H19]" office:value-type="float" office:value="562749.768315592" calcext:value-type="float">
            <text:p>562.749,77</text:p>
          </table:table-cell>
          <table:table-cell table:style-name="ce24" table:formula="of:=[.B19]*[.$E$4]" office:value-type="float" office:value="1043000" calcext:value-type="float">
            <text:p>1.043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E$5]*[.$E$6]" office:value-type="float" office:value="761280" calcext:value-type="float">
            <text:p>761.280,00</text:p>
          </table:table-cell>
          <table:table-cell table:style-name="ce24" table:formula="of:=[.C20]-[.H20]" office:value-type="float" office:value="526599.974953037" calcext:value-type="float">
            <text:p>526.599,97</text:p>
          </table:table-cell>
          <table:table-cell table:style-name="ce24" table:formula="of:=[.B20]*[.$E$4]" office:value-type="float" office:value="976000" calcext:value-type="float">
            <text:p>976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E$5]*[.$E$6]" office:value-type="float" office:value="358020" calcext:value-type="float">
            <text:p>358.020,00</text:p>
          </table:table-cell>
          <table:table-cell table:style-name="ce24" table:formula="of:=[.C21]-[.H21]" office:value-type="float" office:value="247653.061991234" calcext:value-type="float">
            <text:p>247.653,06</text:p>
          </table:table-cell>
          <table:table-cell table:style-name="ce24" table:formula="of:=[.B21]*[.$E$4]" office:value-type="float" office:value="459000" calcext:value-type="float">
            <text:p>459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E$5]*[.$E$6]" office:value-type="float" office:value="1199640" calcext:value-type="float">
            <text:p>1.199.640,00</text:p>
          </table:table-cell>
          <table:table-cell table:style-name="ce24" table:formula="of:=[.C22]-[.H22]" office:value-type="float" office:value="829826.599874765" calcext:value-type="float">
            <text:p>829.826,60</text:p>
          </table:table-cell>
          <table:table-cell table:style-name="ce24" table:formula="of:=[.B22]*[.$E$4]" office:value-type="float" office:value="1538000" calcext:value-type="float">
            <text:p>1.538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E$5]*[.$E$6]" office:value-type="float" office:value="105300" calcext:value-type="float">
            <text:p>105.300,00</text:p>
          </table:table-cell>
          <table:table-cell table:style-name="ce24" table:formula="of:=[.C23]-[.H23]" office:value-type="float" office:value="72839.1358797746" calcext:value-type="float">
            <text:p>72.839,14</text:p>
          </table:table-cell>
          <table:table-cell table:style-name="ce24" table:formula="of:=[.B23]*[.$E$4]" office:value-type="float" office:value="135000" calcext:value-type="float">
            <text:p>135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table:formula="of:=SUM([.B18:.B23])" office:value-type="float" office:value="9582" calcext:value-type="float">
            <text:p>9582</text:p>
          </table:table-cell>
          <table:table-cell table:style-name="ce24" table:formula="of:=SUM([.C18:.C23])" office:value-type="float" office:value="7473960" calcext:value-type="float">
            <text:p>7.473.960,00</text:p>
          </table:table-cell>
          <table:table-cell table:style-name="ce24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8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6" table:number-columns-repeated="6"/>
          <table:table-cell table:style-name="ce29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5"/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/>
          <table:table-cell table:number-columns-repeated="5"/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5"/>
          <table:covered-table-cell table:style-name="ce17"/>
          <table:table-cell table:style-name="ce19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style-name="ce19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27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office:value-type="string" calcext:value-type="string">
            <text:p>R1</text:p>
          </table:table-cell>
          <table:table-cell table:style-name="ce27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função objetivo (valor ótimo)</text:p>
          </table:table-cell>
          <table:covered-table-cell table:style-name="ce19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48"/>
        <table:table-column table:style-name="co27" table:default-cell-style-name="ce45"/>
        <table:table-column table:style-name="co28" table:number-columns-repeated="2" table:default-cell-style-name="ce50"/>
        <table:table-column table:style-name="co29" table:default-cell-style-name="ce50"/>
        <table:table-column table:style-name="co30" table:default-cell-style-name="ce48"/>
        <table:table-column table:style-name="co31" table:default-cell-style-name="ce48"/>
        <table:table-column table:style-name="co32" table:default-cell-style-name="ce83"/>
        <table:table-column table:style-name="co33" table:default-cell-style-name="ce79"/>
        <table:table-column table:style-name="co10" table:number-columns-repeated="3" table:default-cell-style-name="Default"/>
        <table:table-row table:style-name="ro1">
          <table:table-cell table:style-name="ce45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45"/>
          <table:table-cell table:style-name="ce45"/>
          <table:table-cell table:style-name="ce68" office:value-type="float" office:value="1" calcext:value-type="float">
            <text:p>1</text:p>
          </table:table-cell>
          <table:table-cell table:style-name="ce45" office:value-type="string" calcext:value-type="string">
            <text:p>day</text:p>
          </table:table-cell>
          <table:table-cell table:style-name="ce45"/>
          <table:table-cell table:style-name="ce51"/>
          <table:table-cell table:style-name="ce47" office:value-type="string" calcext:value-type="string" table:number-columns-spanned="1" table:number-rows-spanned="7">
            <text:p>case 01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45"/>
          <table:table-cell table:style-name="ce45"/>
          <table:table-cell table:style-name="ce68" office:value-type="float" office:value="1" calcext:value-type="float">
            <text:p>1</text:p>
          </table:table-cell>
          <table:table-cell table:style-name="ce45" office:value-type="string" calcext:value-type="string">
            <text:p>shift</text:p>
          </table:table-cell>
          <table:table-cell table:style-name="ce45"/>
          <table:table-cell table:style-name="ce51"/>
          <table:covered-table-cell table:style-name="ce50"/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45"/>
          <table:table-cell table:style-name="ce45"/>
          <table:table-cell table:style-name="ce68" office:value-type="float" office:value="24" calcext:value-type="float">
            <text:p>24</text:p>
          </table:table-cell>
          <table:table-cell table:style-name="ce45" office:value-type="string" calcext:value-type="string">
            <text:p>(hours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1">
          <table:table-cell table:style-name="ce45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45"/>
          <table:table-cell table:style-name="ce68" office:value-type="float" office:value="1000" calcext:value-type="float">
            <text:p>1000</text:p>
          </table:table-cell>
          <table:table-cell table:style-name="ce45" office:value-type="string" calcext:value-type="string">
            <text:p>(liters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1">
          <table:table-cell table:style-name="ce45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45"/>
          <table:table-cell table:style-name="ce53" office:value-type="float" office:value="200" calcext:value-type="float">
            <text:p>200</text:p>
          </table:table-cell>
          <table:table-cell table:style-name="ce45" office:value-type="string" calcext:value-type="string">
            <text:p>(liters / day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45"/>
          <table:table-cell table:style-name="ce45"/>
          <table:table-cell table:style-name="ce87" office:value-type="float" office:value="3.9" calcext:value-type="float">
            <text:p>3.90</text:p>
          </table:table-cell>
          <table:table-cell table:style-name="ce45" office:value-type="string" calcext:value-type="string">
            <text:p>(inhabitants / household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1">
          <table:table-cell table:style-name="ce45" office:value-type="string" calcext:value-type="string">
            <text:p>irrelevance factor</text:p>
          </table:table-cell>
          <table:table-cell table:style-name="ce51" table:number-columns-repeated="3"/>
          <table:table-cell table:style-name="ce86" office:value-type="float" office:value="0.000005" calcext:value-type="float">
            <text:p>5.00E-06</text:p>
          </table:table-cell>
          <table:table-cell table:style-name="ce51" table:number-columns-repeated="3"/>
          <table:covered-table-cell table:style-name="ce50"/>
          <table:table-cell table:number-columns-repeated="3"/>
        </table:table-row>
        <table:table-row table:style-name="ro1">
          <table:table-cell table:style-name="ce46" table:number-columns-repeated="9"/>
          <table:table-cell table:number-columns-repeated="3"/>
        </table:table-row>
        <table:table-row table:style-name="ro1">
          <table:table-cell table:style-name="ce47" office:value-type="string" calcext:value-type="string" table:number-columns-spanned="1" table:number-rows-spanned="2">
            <text:p>local</text:p>
          </table:table-cell>
          <table:table-cell table:style-name="ce47" office:value-type="string" calcext:value-type="string" table:number-columns-spanned="1" table:number-rows-spanned="2">
            <text:p>households</text:p>
          </table:table-cell>
          <table:table-cell table:style-name="ce48" office:value-type="string" calcext:value-type="string">
            <text:p>demand</text:p>
          </table:table-cell>
          <table:table-cell table:style-name="ce48" office:value-type="string" calcext:value-type="string">
            <text:p>unmet</text:p>
          </table:table-cell>
          <table:table-cell table:style-name="ce48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47" office:value-type="string" calcext:value-type="string" table:number-columns-spanned="1" table:number-rows-spanned="2">
            <text:p>RF</text:p>
          </table:table-cell>
          <table:table-cell table:style-name="ce48" office:value-type="string" calcext:value-type="string">
            <text:p>idle capacity *</text:p>
          </table:table-cell>
          <table:table-cell table:style-name="ce47" office:value-type="string" calcext:value-type="string">
            <text:p>inflow</text:p>
          </table:table-cell>
          <table:table-cell table:number-columns-repeated="3"/>
        </table:table-row>
        <table:table-row table:style-name="ro1">
          <table:covered-table-cell table:style-name="ce45"/>
          <table:covered-table-cell table:style-name="ce48"/>
          <table:table-cell table:number-columns-repeated="3" table:style-name="ce48" office:value-type="string" calcext:value-type="string">
            <text:p>(liters)</text:p>
          </table:table-cell>
          <table:table-cell office:value-type="string" calcext:value-type="string">
            <text:p>(liters)</text:p>
          </table:table-cell>
          <table:covered-table-cell/>
          <table:table-cell table:number-columns-repeated="2" table:style-name="ce48" office:value-type="string" calcext:value-type="string">
            <text:p>(lit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000" calcext:value-type="float">
            <text:p>2,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*1000-[.F11])-([.I11]-[.I12]))/1000" office:value-type="float" office:value="2498099.2" calcext:value-type="float">
            <text:p>2,498,099.20</text:p>
          </table:table-cell>
          <table:table-cell table:formula="of:=IF([.I26]-[.I12]&lt;[.E11]-[.F11];[.I26];[.I12]+[.E11]-[.F11])" office:value-type="float" office:value="8812800" calcext:value-type="float">
            <text:p>8,812,800.00</text:p>
          </table:table-cell>
          <table:table-cell table:style-name="ce9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000" calcext:value-type="float">
            <text:p>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000" calcext:value-type="float">
            <text:p>500,000.00</text:p>
          </table:table-cell>
          <table:table-cell table:formula="of:=[.I31]*[.E3]*[.E2]" office:value-type="float" office:value="6912000" calcext:value-type="float">
            <text:p>6,912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000" calcext:value-type="float">
            <text:p>4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000" calcext:value-type="float">
            <text:p>400,000.00</text:p>
          </table:table-cell>
          <table:table-cell table:formula="of:=[.I18]+[.I19]" office:value-type="float" office:value="1456410.77019411" calcext:value-type="float">
            <text:p>1,456,410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000" calcext:value-type="float">
            <text:p>1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000" calcext:value-type="float">
            <text:p>100,000.00</text:p>
          </table:table-cell>
          <table:table-cell table:formula="of:=[.I20]" office:value-type="float" office:value="331100.814026299" calcext:value-type="float">
            <text:p>331,100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000" calcext:value-type="float">
            <text:p>18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000" calcext:value-type="float">
            <text:p>180,000.00</text:p>
          </table:table-cell>
          <table:table-cell table:formula="of:=[.I21]" office:value-type="float" office:value="1109440.2003757" calcext:value-type="float">
            <text:p>1,109,44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000" calcext:value-type="float">
            <text:p>2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000" calcext:value-type="float">
            <text:p>20,000.00</text:p>
          </table:table-cell>
          <table:table-cell table:formula="of:=[.I22]" office:value-type="float" office:value="97382.5923606763" calcext:value-type="float">
            <text:p>97,382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style-name="ce79" table:formula="of:=[.B17]*[.$E$5]*[.$E$6]" office:value-type="float" office:value="4236180" calcext:value-type="float">
            <text:p>4,236,180.00</text:p>
          </table:table-cell>
          <table:table-cell table:style-name="ce83" table:formula="of:=[.C17]-[.I17]" office:value-type="float" office:value="318514.376956794" calcext:value-type="float">
            <text:p>318,514.38</text:p>
          </table:table-cell>
          <table:table-cell table:style-name="ce79" table:formula="of:=[.B17]*[.$E$4]" office:value-type="float" office:value="5431000" calcext:value-type="float">
            <text:p>5,431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/1000" office:value-type="float" office:value="5431" calcext:value-type="float">
            <text:p>5,431.00</text:p>
          </table:table-cell>
          <table:table-cell table:formula="of:=([.$I$12]/[.$B$24])*[.B17]" office:value-type="float" office:value="3917665.62304321" calcext:value-type="float">
            <text:p>3,917,665.62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style-name="ce79" table:formula="of:=[.B18]*[.$E$5]*[.$E$6]" office:value-type="float" office:value="813540" calcext:value-type="float">
            <text:p>813,540.00</text:p>
          </table:table-cell>
          <table:table-cell table:style-name="ce83" table:formula="of:=[.C18]-[.I18]" office:value-type="float" office:value="61169.3049467752" calcext:value-type="float">
            <text:p>61,169.30</text:p>
          </table:table-cell>
          <table:table-cell table:style-name="ce79" table:formula="of:=[.B18]*[.$E$4]" office:value-type="float" office:value="1043000" calcext:value-type="float">
            <text:p>1,043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/1000" office:value-type="float" office:value="1043" calcext:value-type="float">
            <text:p>1,043.00</text:p>
          </table:table-cell>
          <table:table-cell table:formula="of:=([.$I$12]/[.$B$24])*[.B18]" office:value-type="float" office:value="752370.695053225" calcext:value-type="float">
            <text:p>752,370.7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style-name="ce79" table:formula="of:=[.B19]*[.$E$5]*[.$E$6]" office:value-type="float" office:value="761280" calcext:value-type="float">
            <text:p>761,280.00</text:p>
          </table:table-cell>
          <table:table-cell table:style-name="ce83" table:formula="of:=[.C19]-[.I19]" office:value-type="float" office:value="57239.9248591109" calcext:value-type="float">
            <text:p>57,239.92</text:p>
          </table:table-cell>
          <table:table-cell table:style-name="ce79" table:formula="of:=[.B19]*[.$E$4]" office:value-type="float" office:value="976000" calcext:value-type="float">
            <text:p>976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/1000" office:value-type="float" office:value="976" calcext:value-type="float">
            <text:p>976.00</text:p>
          </table:table-cell>
          <table:table-cell table:formula="of:=([.$I$12]/[.$B$24])*[.B19]" office:value-type="float" office:value="704040.075140889" calcext:value-type="float">
            <text:p>704,040.08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style-name="ce79" table:formula="of:=[.B20]*[.$E$5]*[.$E$6]" office:value-type="float" office:value="358020" calcext:value-type="float">
            <text:p>358,020.00</text:p>
          </table:table-cell>
          <table:table-cell table:style-name="ce83" table:formula="of:=[.C20]-[.I20]" office:value-type="float" office:value="26919.1859737007" calcext:value-type="float">
            <text:p>26,919.19</text:p>
          </table:table-cell>
          <table:table-cell table:style-name="ce79" table:formula="of:=[.B20]*[.$E$4]" office:value-type="float" office:value="459000" calcext:value-type="float">
            <text:p>459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/1000" office:value-type="float" office:value="459" calcext:value-type="float">
            <text:p>459.00</text:p>
          </table:table-cell>
          <table:table-cell table:formula="of:=([.$I$12]/[.$B$24])*[.B20]" office:value-type="float" office:value="331100.814026299" calcext:value-type="float">
            <text:p>331,100.81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style-name="ce79" table:formula="of:=[.B21]*[.$E$5]*[.$E$6]" office:value-type="float" office:value="1199640" calcext:value-type="float">
            <text:p>1,199,640.00</text:p>
          </table:table-cell>
          <table:table-cell table:style-name="ce83" table:formula="of:=[.C21]-[.I21]" office:value-type="float" office:value="90199.7996242957" calcext:value-type="float">
            <text:p>90,199.80</text:p>
          </table:table-cell>
          <table:table-cell table:style-name="ce79" table:formula="of:=[.B21]*[.$E$4]" office:value-type="float" office:value="1538000" calcext:value-type="float">
            <text:p>1,538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/1000" office:value-type="float" office:value="1538" calcext:value-type="float">
            <text:p>1,538.00</text:p>
          </table:table-cell>
          <table:table-cell table:formula="of:=([.$I$12]/[.$B$24])*[.B21]" office:value-type="float" office:value="1109440.2003757" calcext:value-type="float">
            <text:p>1,109,440.2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style-name="ce79" table:formula="of:=[.B22]*[.$E$5]*[.$E$6]" office:value-type="float" office:value="105300" calcext:value-type="float">
            <text:p>105,300.00</text:p>
          </table:table-cell>
          <table:table-cell table:style-name="ce83" table:formula="of:=[.C22]-[.I22]" office:value-type="float" office:value="7917.40763932373" calcext:value-type="float">
            <text:p>7,917.41</text:p>
          </table:table-cell>
          <table:table-cell table:style-name="ce79" table:formula="of:=[.B22]*[.$E$4]" office:value-type="float" office:value="135000" calcext:value-type="float">
            <text:p>135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/1000" office:value-type="float" office:value="135" calcext:value-type="float">
            <text:p>135.00</text:p>
          </table:table-cell>
          <table:table-cell table:formula="of:=([.$I$12]/[.$B$24])*[.B22]" office:value-type="float" office:value="97382.5923606763" calcext:value-type="float">
            <text:p>97,382.59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49"/>
          <table:table-cell table:style-name="ce55"/>
          <table:table-cell table:number-columns-repeated="3"/>
          <table:table-cell table:style-name="ce5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</text:p>
          </table:table-cell>
          <table:table-cell table:style-name="ce79" table:formula="of:=SUM([.C17:.C22])" office:value-type="float" office:value="7473960" calcext:value-type="float">
            <text:p>7,473,960.00</text:p>
          </table:table-cell>
          <table:table-cell table:style-name="ce83" table:formula="of:=SUM([.D17:.D22])" office:value-type="float" office:value="561960" calcext:value-type="float">
            <text:p>561,960.0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88" table:formula="of:=([.H11])^[.G11]+([.H12])^[.G12]+([.H13])^[.G13]+([.H14])^[.G14]+([.H15])^[.G15]+([.H16])^[.G16]+([.H17])^[.G17]+([.H18])^[.G18]+([.H19])^[.G19]+([.H20])^[.G20]+([.H21])^[.G21]+([.H22])^[.G22]" office:value-type="float" office:value="22831170.2619566" calcext:value-type="float">
            <text:p>22,831,170.26</text:p>
          </table:table-cell>
          <table:table-cell table:style-name="ce47" office:value-type="string" calcext:value-type="string">
            <text:p>weir outflow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table:style-name="ce50" table:number-columns-repeated="3"/>
          <table:table-cell table:style-name="ce73" office:value-type="string" calcext:value-type="string">
            <text:p><text:s/>(lit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</text:p>
          </table:table-cell>
          <table:table-cell table:style-name="ce46" table:number-columns-repeated="7"/>
          <table:table-cell table:style-name="ce93" table:formula="of:=[.I30]*[.E3]" office:value-type="float" office:value="8812800" calcext:value-type="float">
            <text:p>8,812,800.00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0"/>
          <table:table-cell table:number-columns-repeated="3"/>
          <table:table-cell table:style-name="ce50" table:number-columns-repeated="2"/>
          <table:table-cell table:style-name="ce46"/>
          <table:table-cell table:style-name="ce50"/>
          <table:table-cell table:number-columns-repeated="3"/>
        </table:table-row>
        <table:table-row table:style-name="ro1">
          <table:table-cell table:style-name="ce46"/>
          <table:table-cell table:style-name="ce48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51"/>
          <table:table-cell table:style-name="ce88" table:formula="of:=SUM([.I17:.I22])" office:value-type="float" office:value="6912000" calcext:value-type="float">
            <text:p>6,912,000.00</text:p>
          </table:table-cell>
          <table:table-cell table:style-name="ce47" office:value-type="string" calcext:value-type="string" table:number-columns-spanned="2" table:number-rows-spanned="2">
            <text:p>local</text:p>
          </table:table-cell>
          <table:covered-table-cell table:style-name="ce47"/>
          <table:table-cell table:style-name="ce72" office:value-type="string" calcext:value-type="string">
            <text:p>average</text:p>
          </table:table-cell>
          <table:table-cell table:style-name="ce47" office:value-type="string" calcext:value-type="string">
            <text:p>inflow rate</text:p>
          </table:table-cell>
          <table:table-cell table:number-columns-repeated="3"/>
        </table:table-row>
        <table:table-row table:style-name="ro1">
          <table:table-cell table:style-name="ce50"/>
          <table:table-cell table:style-name="ce49"/>
          <table:table-cell table:number-columns-repeated="2"/>
          <table:table-cell table:style-name="ce89"/>
          <table:covered-table-cell table:number-columns-repeated="2" table:style-name="ce51"/>
          <table:table-cell table:style-name="ce72" office:value-type="string" calcext:value-type="string">
            <text:p>volume </text:p>
          </table:table-cell>
          <table:table-cell table:style-name="ce48" office:value-type="string" calcext:value-type="string">
            <text:p><text:s/>(liters / hour)</text:p>
          </table:table-cell>
          <table:table-cell table:number-columns-repeated="3"/>
        </table:table-row>
        <table:table-row table:style-name="ro1">
          <table:table-cell table:style-name="ce50"/>
          <table:table-cell table:style-name="ce48" office:value-type="string" calcext:value-type="string" table:number-columns-spanned="3" table:number-rows-spanned="1">
            <text:p>fitness (optimal value)</text:p>
          </table:table-cell>
          <table:covered-table-cell table:style-name="ce49" office:value-type="string" calcext:value-type="string">
            <text:p>função objetivo (valor ótimo)</text:p>
          </table:covered-table-cell>
          <table:covered-table-cell/>
          <table:table-cell table:style-name="ce90" table:formula="of:=[.E28]+[.C34]*12-[.E7]*([.H24])" office:value-type="float" office:value="6923885.84414869" calcext:value-type="float">
            <text:p>6,923,885.84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48" office:value-type="string" calcext:value-type="string">
            <text:p>received per</text:p>
          </table:table-cell>
          <table:table-cell table:style-name="ce87" table:formula="of:=367200" office:value-type="float" office:value="367200" calcext:value-type="float">
            <text:p>367,200.0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47" office:value-type="string" calcext:value-type="string">
            <text:p>inhabitant</text:p>
          </table:table-cell>
          <table:table-cell table:style-name="ce87" office:value-type="float" office:value="288000" calcext:value-type="float">
            <text:p>288,000.0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48" office:value-type="string" calcext:value-type="string">
            <text:p>(liters / day)</text:p>
          </table:table-cell>
          <table:table-cell table:formula="of:=[.I13]/([.$E$3]*[.$E$2])" office:value-type="float" office:value="60683.7820914214" calcext:value-type="float">
            <text:p>60,683.78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100000" calcext:value-type="float">
            <text:p>10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49"/>
          <table:table-cell table:formula="of:=[.I14]/([.$E$3]*[.$E$2])" office:value-type="float" office:value="13795.8672510958" calcext:value-type="float">
            <text:p>13,795.87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9" office:value-type="string" calcext:value-type="string">
            <text:p>valves</text:p>
          </table:table-cell>
          <table:table-cell table:style-name="ce81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49"/>
          <table:table-cell table:formula="of:=[.I15]/([.$E$3]*[.$E$2])" office:value-type="float" office:value="46226.6750156544" calcext:value-type="float">
            <text:p>46,226.68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49"/>
          <table:table-cell table:formula="of:=[.I16]/([.$E$3]*[.$E$2])" office:value-type="float" office:value="4057.60801502818" calcext:value-type="float">
            <text:p>4,057.61</text:p>
          </table:table-cell>
          <table:table-cell table:number-columns-repeated="2"/>
          <table:table-cell table:style-name="ce75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79" table:formula="of:=[.I17]/([.B17]*[.$E$6])" office:value-type="float" office:value="184.962188719233" calcext:value-type="float">
            <text:p>184.96</text:p>
          </table:table-cell>
          <table:table-cell table:formula="of:=[.I17]/([.$E$3]*[.$E$2])" office:value-type="float" office:value="163236.0676268" calcext:value-type="float">
            <text:p>163,236.07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79" table:formula="of:=[.I18]/([.B18]*[.$E$6])" office:value-type="float" office:value="184.962188719233" calcext:value-type="float">
            <text:p>184.96</text:p>
          </table:table-cell>
          <table:table-cell table:formula="of:=[.I18]/([.$E$3]*[.$E$2])" office:value-type="float" office:value="31348.778960551" calcext:value-type="float">
            <text:p>31,348.78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79" table:formula="of:=[.I19]/([.B19]*[.$E$6])" office:value-type="float" office:value="184.962188719233" calcext:value-type="float">
            <text:p>184.96</text:p>
          </table:table-cell>
          <table:table-cell table:formula="of:=[.I19]/([.$E$3]*[.$E$2])" office:value-type="float" office:value="29335.0031308704" calcext:value-type="float">
            <text:p>29,335.0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79" table:formula="of:=[.I20]/([.B20]*[.$E$6])" office:value-type="float" office:value="184.962188719233" calcext:value-type="float">
            <text:p>184.96</text:p>
          </table:table-cell>
          <table:table-cell table:formula="of:=[.I20]/([.$E$3]*[.$E$2])" office:value-type="float" office:value="13795.8672510958" calcext:value-type="float">
            <text:p>13,795.87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79" table:formula="of:=[.I21]/([.B21]*[.$E$6])" office:value-type="float" office:value="184.962188719233" calcext:value-type="float">
            <text:p>184.96</text:p>
          </table:table-cell>
          <table:table-cell table:formula="of:=[.I21]/([.$E$3]*[.$E$2])" office:value-type="float" office:value="46226.6750156544" calcext:value-type="float">
            <text:p>46,226.68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79" table:formula="of:=[.I22]/([.B22]*[.$E$6])" office:value-type="float" office:value="184.962188719233" calcext:value-type="float">
            <text:p>184.96</text:p>
          </table:table-cell>
          <table:table-cell table:formula="of:=[.I22]/([.$E$3]*[.$E$2])" office:value-type="float" office:value="4057.60801502818" calcext:value-type="float">
            <text:p>4,057.61</text:p>
          </table:table-cell>
          <table:table-cell table:number-columns-repeated="3"/>
        </table:table-row>
      </table:table>
      <table:table table:name="evaluations_Case07" table:style-name="ta1">
        <table:table-column table:style-name="co1" table:default-cell-style-name="ce19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9"/>
        <table:table-column table:style-name="co34" table:default-cell-style-name="ce24"/>
        <table:table-column table:style-name="co35" table:default-cell-style-name="ce19"/>
        <table:table-column table:style-name="co25" table:default-cell-style-name="ce24"/>
        <table:table-column table:style-name="co23" table:default-cell-style-name="ce16"/>
        <table:table-column table:style-name="co36" table:default-cell-style-name="ce24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dia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" calcext:value-type="float">
            <text:p>2</text:p>
          </table:table-cell>
          <table:table-cell table:style-name="ce16" office:value-type="string" calcext:value-type="string">
            <text:p>turnos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8" calcext:value-type="float">
            <text:p>8</text:p>
          </table:table-cell>
          <table:table-cell table:style-name="ce16" office:value-type="string" calcext:value-type="string">
            <text:p>(hora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6"/>
          <table:table-cell table:style-name="ce26" office:value-type="float" office:value="1000" calcext:value-type="float">
            <text:p>1000</text:p>
          </table:table-cell>
          <table:table-cell table:style-name="ce16" office:value-type="string" calcext:value-type="string">
            <text:p>(litro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00" calcext:value-type="float">
            <text:p>200</text:p>
          </table:table-cell>
          <table:table-cell table:style-name="ce16" office:value-type="string" calcext:value-type="string">
            <text:p>(litros / dia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3.9" calcext:value-type="float">
            <text:p>3,9</text:p>
          </table:table-cell>
          <table:table-cell table:style-name="ce16" office:value-type="string" calcext:value-type="string">
            <text:p>(habitantes / domicílio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>
            <text:p>fator de irrelevância</text:p>
          </table:table-cell>
          <table:table-cell table:number-columns-repeated="3"/>
          <table:table-cell table:style-name="ce26" office:value-type="float" office:value="0.05" calcext:value-type="float">
            <text:p>0,05</text:p>
          </table:table-cell>
          <table:table-cell table:style-name="ce17" table:number-columns-repeated="6"/>
          <table:table-cell/>
        </table:table-row>
        <table:table-row table:style-name="ro1">
          <table:table-cell table:style-name="ce16" table:number-columns-repeated="5"/>
          <table:table-cell table:style-name="ce19" office:value-type="string" calcext:value-type="string">
            <text:p>Caso 07</text:p>
          </table:table-cell>
          <table:table-cell/>
          <table:table-cell table:style-name="ce19" office:value-type="string" calcext:value-type="string">
            <text:p>Caso 04</text:p>
          </table:table-cell>
          <table:table-cell table:style-name="ce19"/>
          <table:table-cell table:style-name="ce19" office:value-type="string" calcext:value-type="string">
            <text:p>Caso 01, 02 e 03</text:p>
          </table:table-cell>
          <table:table-cell table:style-name="ce19"/>
          <table:table-cell/>
        </table:table-row>
        <table:table-row table:style-name="ro1">
          <table:table-cell table:style-name="ce16" table:number-columns-repeated="8"/>
          <table:table-cell/>
          <table:table-cell table:style-name="ce16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8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6"/>
          <table:covered-table-cell table:style-name="ce19"/>
          <table:table-cell table:number-columns-repeated="2" table:style-name="ce19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/>
          <table:table-cell table:style-name="ce27" office:value-type="float" office:value="2500000" calcext:value-type="float">
            <text:p>2.5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24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24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24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/>
          <table:table-cell table:style-name="ce27" office:value-type="float" office:value="500000" calcext:value-type="float">
            <text:p>5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24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24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24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/>
          <table:table-cell table:style-name="ce27" office:value-type="float" office:value="400000" calcext:value-type="float">
            <text:p>4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24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24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24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/>
          <table:table-cell table:style-name="ce27" office:value-type="float" office:value="100000" calcext:value-type="float">
            <text:p>1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24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24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24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/>
          <table:table-cell table:style-name="ce27" office:value-type="float" office:value="180000" calcext:value-type="float">
            <text:p>18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24"/>
          <table:table-cell table:formula="of:=[.H22]" office:value-type="float" office:value="369813.400125235" calcext:value-type="float">
            <text:p>369.813,40</text:p>
          </table:table-cell>
          <table:table-cell table:style-name="ce24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/>
          <table:table-cell table:style-name="ce27" office:value-type="float" office:value="20000" calcext:value-type="float">
            <text:p>2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24"/>
          <table:table-cell table:formula="of:=[.H23]" office:value-type="float" office:value="32460.8641202254" calcext:value-type="float">
            <text:p>32.460,86</text:p>
          </table:table-cell>
          <table:table-cell table:style-name="ce24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E$1]*[.$E$5]*[.$E$6]" office:value-type="float" office:value="4236180" calcext:value-type="float">
            <text:p>4.236.180,00</text:p>
          </table:table-cell>
          <table:table-cell table:style-name="ce24" table:formula="of:=[.B18]*[.$E$4]" office:value-type="float" office:value="5431000" calcext:value-type="float">
            <text:p>5.431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24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24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E$1]*[.$E$5]*[.$E$6]" office:value-type="float" office:value="813540" calcext:value-type="float">
            <text:p>813.540,00</text:p>
          </table:table-cell>
          <table:table-cell table:style-name="ce24" table:formula="of:=[.B19]*[.$E$4]" office:value-type="float" office:value="1043000" calcext:value-type="float">
            <text:p>1.043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24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24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E$1]*[.$E$5]*[.$E$6]" office:value-type="float" office:value="761280" calcext:value-type="float">
            <text:p>761.280,00</text:p>
          </table:table-cell>
          <table:table-cell table:style-name="ce24" table:formula="of:=[.B20]*[.$E$4]" office:value-type="float" office:value="976000" calcext:value-type="float">
            <text:p>976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24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24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E$1]*[.$E$5]*[.$E$6]" office:value-type="float" office:value="358020" calcext:value-type="float">
            <text:p>358.020,00</text:p>
          </table:table-cell>
          <table:table-cell table:style-name="ce24" table:formula="of:=[.B21]*[.$E$4]" office:value-type="float" office:value="459000" calcext:value-type="float">
            <text:p>459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24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24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E$1]*[.$E$5]*[.$E$6]" office:value-type="float" office:value="1199640" calcext:value-type="float">
            <text:p>1.199.640,00</text:p>
          </table:table-cell>
          <table:table-cell table:style-name="ce24" table:formula="of:=[.B22]*[.$E$4]" office:value-type="float" office:value="1538000" calcext:value-type="float">
            <text:p>1.538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24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24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E$1]*[.$E$5]*[.$E$6]" office:value-type="float" office:value="105300" calcext:value-type="float">
            <text:p>105.300,00</text:p>
          </table:table-cell>
          <table:table-cell table:style-name="ce24" table:formula="of:=[.B23]*[.$E$4]" office:value-type="float" office:value="135000" calcext:value-type="float">
            <text:p>135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24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24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/>
          <table:table-cell table:style-name="ce19"/>
          <table:table-cell/>
          <table:table-cell table:style-name="ce19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table:formula="of:=SUM([.B18:.B23])" office:value-type="float" office:value="9582" calcext:value-type="float">
            <text:p>9582</text:p>
          </table:table-cell>
          <table:table-cell table:style-name="ce24" table:formula="of:=SUM([.C18:.C23])" office:value-type="float" office:value="7473960" calcext:value-type="float">
            <text:p>7.473.960,00</text:p>
          </table:table-cell>
          <table:table-cell/>
          <table:table-cell table:style-name="ce17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7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7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7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/>
          <table:table-cell table:style-name="ce18" office:value-type="string" calcext:value-type="string">
            <text:p>Volume ofertado pelos mananciais</text:p>
          </table:table-cell>
          <table:table-cell table:style-name="ce17"/>
          <table:table-cell table:style-name="ce18" office:value-type="string" calcext:value-type="string">
            <text:p>Volume ofertado pelos mananciais</text:p>
          </table:table-cell>
          <table:table-cell table:style-name="ce41"/>
          <table:table-cell table:style-name="ce18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6" table:number-columns-repeated="4"/>
          <table:table-cell table:style-name="ce29" table:formula="of:=[.H33]*[.E3]*[.E2]" office:value-type="float" office:value="5875200" calcext:value-type="float">
            <text:p>5.875.200,00</text:p>
          </table:table-cell>
          <table:table-cell table:style-name="ce16"/>
          <table:table-cell table:style-name="ce29" table:formula="of:=[.H33]*[.E3]" office:value-type="float" office:value="2937600" calcext:value-type="float">
            <text:p>2.937.600,00</text:p>
          </table:table-cell>
          <table:table-cell/>
          <table:table-cell table:style-name="ce29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covered-table-cell table:style-name="ce17"/>
          <table:table-cell table:style-name="ce19" office:value-type="string" calcext:value-type="string">
            <text:p><text:s/>(litros / hora)</text:p>
          </table:table-cell>
          <table:table-cell table:style-name="ce17"/>
          <table:table-cell table:style-name="ce19" office:value-type="string" calcext:value-type="string">
            <text:p><text:s/>(litros / hora)</text:p>
          </table:table-cell>
          <table:table-cell/>
          <table:table-cell table:style-name="ce19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9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27" table:formula="of:=(67+35)*3600" office:value-type="float" office:value="367200" calcext:value-type="float">
            <text:p>367.200,00</text:p>
          </table:table-cell>
          <table:table-cell/>
          <table:table-cell table:style-name="ce27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9"/>
          <table:table-cell table:number-columns-repeated="2"/>
          <table:table-cell office:value-type="string" calcext:value-type="string">
            <text:p>R1</text:p>
          </table:table-cell>
          <table:table-cell table:style-name="ce27" office:value-type="float" office:value="288000" calcext:value-type="float">
            <text:p>288.000,00</text:p>
          </table:table-cell>
          <table:table-cell/>
          <table:table-cell table:style-name="ce27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9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9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9"/>
        <table:table-column table:style-name="co38" table:default-cell-style-name="ce19"/>
        <table:table-column table:style-name="co34" table:default-cell-style-name="ce24"/>
        <table:table-column table:style-name="co39" table:number-columns-repeated="2" table:default-cell-style-name="ce24"/>
        <table:table-column table:style-name="co34" table:default-cell-style-name="ce24"/>
        <table:table-column table:style-name="co35" table:default-cell-style-name="ce19"/>
        <table:table-column table:style-name="co25" table:default-cell-style-name="ce24"/>
        <table:table-column table:style-name="co23" table:default-cell-style-name="ce16"/>
        <table:table-column table:style-name="co36" table:default-cell-style-name="ce24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16" office:value-type="string" calcext:value-type="string">
            <text:p>dia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16" office:value-type="string" calcext:value-type="string">
            <text:p>turnos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4" calcext:value-type="float">
            <text:p>24</text:p>
          </table:table-cell>
          <table:table-cell table:style-name="ce26" table:number-columns-repeated="4"/>
          <table:table-cell table:style-name="ce16" office:value-type="string" calcext:value-type="string">
            <text:p>(hora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6"/>
          <table:table-cell table:style-name="ce26" office:value-type="float" office:value="1000" calcext:value-type="float">
            <text:p>1000</text:p>
          </table:table-cell>
          <table:table-cell table:style-name="ce26" table:number-columns-repeated="4"/>
          <table:table-cell table:style-name="ce16" office:value-type="string" calcext:value-type="string">
            <text:p>(litro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00" calcext:value-type="float">
            <text:p>200</text:p>
          </table:table-cell>
          <table:table-cell table:style-name="ce26" table:number-columns-repeated="4"/>
          <table:table-cell table:style-name="ce16" office:value-type="string" calcext:value-type="string">
            <text:p>(litros / dia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3.9" calcext:value-type="float">
            <text:p>3,9</text:p>
          </table:table-cell>
          <table:table-cell table:style-name="ce26" table:number-columns-repeated="4"/>
          <table:table-cell table:style-name="ce16" office:value-type="string" calcext:value-type="string">
            <text:p>(habitantes / domicílio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>
            <text:p>fator de irrelevância</text:p>
          </table:table-cell>
          <table:table-cell table:number-columns-repeated="3"/>
          <table:table-cell table:style-name="ce26" office:value-type="float" office:value="0.05" calcext:value-type="float">
            <text:p>0,05</text:p>
          </table:table-cell>
          <table:table-cell table:style-name="ce26" table:number-columns-repeated="4"/>
          <table:table-cell table:style-name="ce17" table:number-columns-repeated="6"/>
          <table:table-cell/>
        </table:table-row>
        <table:table-row table:style-name="ro1">
          <table:table-cell table:style-name="ce16" table:number-columns-repeated="9"/>
          <table:table-cell table:style-name="ce19" office:value-type="string" calcext:value-type="string">
            <text:p>Caso 07</text:p>
          </table:table-cell>
          <table:table-cell/>
          <table:table-cell table:style-name="ce19" office:value-type="string" calcext:value-type="string">
            <text:p>Caso 04</text:p>
          </table:table-cell>
          <table:table-cell table:style-name="ce19"/>
          <table:table-cell table:style-name="ce19" office:value-type="string" calcext:value-type="string">
            <text:p>Caso 01, 02 e 03</text:p>
          </table:table-cell>
          <table:table-cell table:style-name="ce19"/>
          <table:table-cell/>
        </table:table-row>
        <table:table-row table:style-name="ro1">
          <table:table-cell table:style-name="ce16" table:number-columns-repeated="12"/>
          <table:table-cell/>
          <table:table-cell table:style-name="ce16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9" table:number-columns-repeated="3"/>
          <table:table-cell table:style-name="ce18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6"/>
          <table:covered-table-cell table:style-name="ce19"/>
          <table:table-cell table:number-columns-repeated="2" table:style-name="ce19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9" table:number-columns-repeated="3"/>
          <table:table-cell table:style-name="ce19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/>
          <table:table-cell table:style-name="ce27" office:value-type="float" office:value="2500000" calcext:value-type="float">
            <text:p>2.500.000,00</text:p>
          </table:table-cell>
          <table:table-cell table:style-name="ce27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24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24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24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/>
          <table:table-cell table:style-name="ce27" office:value-type="float" office:value="500000" calcext:value-type="float">
            <text:p>500.000,00</text:p>
          </table:table-cell>
          <table:table-cell table:style-name="ce27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24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24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24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/>
          <table:table-cell table:style-name="ce27" office:value-type="float" office:value="400000" calcext:value-type="float">
            <text:p>400.000,00</text:p>
          </table:table-cell>
          <table:table-cell table:style-name="ce27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24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24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24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/>
          <table:table-cell table:style-name="ce27" office:value-type="float" office:value="100000" calcext:value-type="float">
            <text:p>100.000,00</text:p>
          </table:table-cell>
          <table:table-cell table:style-name="ce27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24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24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24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/>
          <table:table-cell table:style-name="ce27" office:value-type="float" office:value="180000" calcext:value-type="float">
            <text:p>180.000,00</text:p>
          </table:table-cell>
          <table:table-cell table:style-name="ce27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24"/>
          <table:table-cell table:formula="of:=[.L22]" office:value-type="float" office:value="770444.583594239" calcext:value-type="float">
            <text:p>770.444,58</text:p>
          </table:table-cell>
          <table:table-cell table:style-name="ce24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/>
          <table:table-cell table:style-name="ce27" office:value-type="float" office:value="20000" calcext:value-type="float">
            <text:p>20.000,00</text:p>
          </table:table-cell>
          <table:table-cell table:style-name="ce27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24"/>
          <table:table-cell table:formula="of:=[.L23]" office:value-type="float" office:value="67626.8002504696" calcext:value-type="float">
            <text:p>67.626,80</text:p>
          </table:table-cell>
          <table:table-cell table:style-name="ce24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E$1]*[.$E$5]*[.$E$6]" office:value-type="float" office:value="4236180" calcext:value-type="float">
            <text:p>4.236.180,00</text:p>
          </table:table-cell>
          <table:table-cell table:style-name="ce24" table:formula="of:=[.B18]*[.$E$4]" office:value-type="float" office:value="5431000" calcext:value-type="float">
            <text:p>5.431.000,00</text:p>
          </table:table-cell>
          <table:table-cell table:style-name="ce27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24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24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E$1]*[.$E$5]*[.$E$6]" office:value-type="float" office:value="813540" calcext:value-type="float">
            <text:p>813.540,00</text:p>
          </table:table-cell>
          <table:table-cell table:style-name="ce24" table:formula="of:=[.B19]*[.$E$4]" office:value-type="float" office:value="1043000" calcext:value-type="float">
            <text:p>1.043.000,00</text:p>
          </table:table-cell>
          <table:table-cell table:style-name="ce27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24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24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E$1]*[.$E$5]*[.$E$6]" office:value-type="float" office:value="761280" calcext:value-type="float">
            <text:p>761.280,00</text:p>
          </table:table-cell>
          <table:table-cell table:style-name="ce24" table:formula="of:=[.B20]*[.$E$4]" office:value-type="float" office:value="976000" calcext:value-type="float">
            <text:p>976.000,00</text:p>
          </table:table-cell>
          <table:table-cell table:style-name="ce27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24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24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E$1]*[.$E$5]*[.$E$6]" office:value-type="float" office:value="358020" calcext:value-type="float">
            <text:p>358.020,00</text:p>
          </table:table-cell>
          <table:table-cell table:style-name="ce24" table:formula="of:=[.B21]*[.$E$4]" office:value-type="float" office:value="459000" calcext:value-type="float">
            <text:p>459.000,00</text:p>
          </table:table-cell>
          <table:table-cell table:style-name="ce27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24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24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E$1]*[.$E$5]*[.$E$6]" office:value-type="float" office:value="1199640" calcext:value-type="float">
            <text:p>1.199.640,00</text:p>
          </table:table-cell>
          <table:table-cell table:style-name="ce24" table:formula="of:=[.B22]*[.$E$4]" office:value-type="float" office:value="1538000" calcext:value-type="float">
            <text:p>1.538.000,00</text:p>
          </table:table-cell>
          <table:table-cell table:style-name="ce27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24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24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E$1]*[.$E$5]*[.$E$6]" office:value-type="float" office:value="105300" calcext:value-type="float">
            <text:p>105.300,00</text:p>
          </table:table-cell>
          <table:table-cell table:style-name="ce24" table:formula="of:=[.B23]*[.$E$4]" office:value-type="float" office:value="135000" calcext:value-type="float">
            <text:p>135.000,00</text:p>
          </table:table-cell>
          <table:table-cell table:style-name="ce27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24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24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2"/>
          <table:table-cell table:style-name="ce19" table:number-columns-repeated="4"/>
          <table:table-cell/>
          <table:table-cell table:style-name="ce19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table:formula="of:=SUM([.B18:.B23])" office:value-type="float" office:value="9582" calcext:value-type="float">
            <text:p>9582</text:p>
          </table:table-cell>
          <table:table-cell table:style-name="ce24" table:formula="of:=SUM([.C18:.C23])" office:value-type="float" office:value="7473960" calcext:value-type="float">
            <text:p>7.473.960,00</text:p>
          </table:table-cell>
          <table:table-cell/>
          <table:table-cell table:style-name="ce17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7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7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7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 table:number-columns-repeated="2"/>
          <table:table-cell table:style-name="ce18" office:value-type="string" calcext:value-type="string">
            <text:p>Volume ofertado pelos mananciais</text:p>
          </table:table-cell>
          <table:table-cell table:style-name="ce18" table:number-columns-repeated="2"/>
          <table:table-cell table:style-name="ce18" office:value-type="string" calcext:value-type="string">
            <text:p>Volume ofertado pelos mananciais</text:p>
          </table:table-cell>
          <table:table-cell table:style-name="ce17"/>
          <table:table-cell table:style-name="ce18" office:value-type="string" calcext:value-type="string">
            <text:p>Volume ofertado pelos mananciais</text:p>
          </table:table-cell>
          <table:table-cell table:style-name="ce41"/>
          <table:table-cell table:style-name="ce18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6" table:number-columns-repeated="5"/>
          <table:table-cell table:style-name="ce29" table:formula="of:=[.K33]*[.D3]*[.D2]" office:value-type="float" office:value="0" calcext:value-type="float">
            <text:p>0,00</text:p>
          </table:table-cell>
          <table:table-cell table:style-name="ce29" table:number-columns-repeated="2"/>
          <table:table-cell table:style-name="ce29" table:formula="of:=[.L33]*[.E3]*[.E2]" office:value-type="float" office:value="4800000" calcext:value-type="float">
            <text:p>4.800.000,00</text:p>
          </table:table-cell>
          <table:table-cell table:style-name="ce16"/>
          <table:table-cell table:style-name="ce29" table:formula="of:=[.L33]*[.E3]" office:value-type="float" office:value="4800000" calcext:value-type="float">
            <text:p>4.800.000,00</text:p>
          </table:table-cell>
          <table:table-cell/>
          <table:table-cell table:style-name="ce29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7" table:number-columns-repeated="10"/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style-name="ce18" table:number-columns-repeated="2"/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covered-table-cell table:style-name="ce17"/>
          <table:table-cell table:style-name="ce17"/>
          <table:table-cell table:style-name="ce19" office:value-type="string" calcext:value-type="string">
            <text:p><text:s/>(litros / hora)</text:p>
          </table:table-cell>
          <table:table-cell table:style-name="ce19" table:number-columns-repeated="2"/>
          <table:table-cell table:style-name="ce19" office:value-type="string" calcext:value-type="string">
            <text:p><text:s/>(litros / hora)</text:p>
          </table:table-cell>
          <table:table-cell table:style-name="ce17"/>
          <table:table-cell table:style-name="ce19" office:value-type="string" calcext:value-type="string">
            <text:p><text:s/>(litros / hora)</text:p>
          </table:table-cell>
          <table:table-cell/>
          <table:table-cell table:style-name="ce19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9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27" table:formula="of:=(67+35)*3600" office:value-type="float" office:value="367200" calcext:value-type="float">
            <text:p>367.200,00</text:p>
          </table:table-cell>
          <table:table-cell table:style-name="ce27"/>
          <table:table-cell table:style-name="ce27" table:formula="of:=(67+35)*3600" office:value-type="float" office:value="367200" calcext:value-type="float">
            <text:p>367.200,00</text:p>
          </table:table-cell>
          <table:table-cell table:style-name="ce27" table:formula="of:=(67+35)*3600" office:value-type="float" office:value="367200" calcext:value-type="float">
            <text:p>367.200,00</text:p>
          </table:table-cell>
          <table:table-cell/>
          <table:table-cell table:style-name="ce27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9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27" office:value-type="float" office:value="288000" calcext:value-type="float">
            <text:p>288.000,00</text:p>
          </table:table-cell>
          <table:table-cell table:style-name="ce27"/>
          <table:table-cell table:number-columns-repeated="2" table:style-name="ce27" office:value-type="float" office:value="288000" calcext:value-type="float">
            <text:p>288.000,00</text:p>
          </table:table-cell>
          <table:table-cell/>
          <table:table-cell table:style-name="ce27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9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27" office:value-type="float" office:value="40000" calcext:value-type="float">
            <text:p>40.000,00</text:p>
          </table:table-cell>
          <table:table-cell table:style-name="ce27"/>
          <table:table-cell table:style-name="ce27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8-12T11:59:40.042000000</dc:date>
    <meta:editing-duration>PT5H39M12S</meta:editing-duration>
    <meta:editing-cycles>44</meta:editing-cycles>
    <meta:generator>LibreOffice/7.3.5.2$Windows_X86_64 LibreOffice_project/184fe81b8c8c30d8b5082578aee2fed2ea847c01</meta:generator>
    <meta:document-statistic meta:table-count="8" meta:cell-count="1422" meta:object-count="0"/>
    <meta:user-defined meta:name="qrichtext">1</meta:user-defined>
  </office:meta>
</office:document-meta>
</file>